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b24" officeooo:paragraph-rsid="00185b24"/>
    </style:style>
    <style:style style:name="P2" style:family="paragraph" style:parent-style-name="Standard">
      <style:text-properties fo:font-weight="bold" officeooo:rsid="00185b24" officeooo:paragraph-rsid="00185b24" style:font-weight-asian="bold" style:font-weight-complex="bold"/>
    </style:style>
    <style:style style:name="P3" style:family="paragraph" style:parent-style-name="Standard">
      <style:text-properties fo:font-weight="bold" officeooo:rsid="0019e5b0" officeooo:paragraph-rsid="0019e5b0" style:font-weight-asian="bold" style:font-weight-complex="bold"/>
    </style:style>
    <style:style style:name="P4" style:family="paragraph" style:parent-style-name="Standard">
      <style:text-properties fo:font-weight="bold" officeooo:rsid="001df201" officeooo:paragraph-rsid="001df20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185b24" officeooo:paragraph-rsid="00185b24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1cdab2" officeooo:paragraph-rsid="001cdab2"/>
    </style:style>
    <style:style style:name="P7" style:family="paragraph" style:parent-style-name="Text_20_body">
      <style:text-properties fo:font-size="11pt" officeooo:rsid="001df201" officeooo:paragraph-rsid="001df201" style:font-size-asian="11pt" style:font-size-complex="11pt"/>
    </style:style>
    <style:style style:name="P8" style:family="paragraph" style:parent-style-name="Standard">
      <style:text-properties officeooo:rsid="001df201" officeooo:paragraph-rsid="001df201"/>
    </style:style>
    <style:style style:name="P9" style:family="paragraph" style:parent-style-name="Standard">
      <style:text-properties officeooo:rsid="001fc515" officeooo:paragraph-rsid="001fc515"/>
    </style:style>
    <style:style style:name="P10" style:family="paragraph" style:parent-style-name="Standard">
      <style:text-properties fo:font-weight="bold" officeooo:rsid="001fc515" officeooo:paragraph-rsid="001fc51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ython学习笔记</text:p>
      <text:p text:style-name="P1"/>
      <text:p text:style-name="P2">第三方库安装</text:p>
      <text:p text:style-name="P1"><text:a xlink:type="simple" xlink:href="http://www.cnblogs.com/youxin/archive/2013/05/05/3061794.html">http://www.cnblogs.com/youxin/archive/2013/05/05/3061794.html</text:a></text:p>
      <text:p text:style-name="P1"/>
      <text:p text:style-name="P1"/>
      <text:p text:style-name="P3">python lambda</text:p>
      <text:p text:style-name="P6">语法：</text:p>
      <text:p text:style-name="P6">lambda args:expression</text:p>
      <text:p text:style-name="P6"/>
      <text:p text:style-name="P4">字符串前的b</text:p>
      <text:p text:style-name="P7">python3.x里默认的str是(py2.x里的)unicode,  bytes是(py2.x)的str, b""前缀代表的就是bytes </text:p>
      <text:p text:style-name="Text_20_body">python2.x里, b前缀没什么具体意义， 只是为了兼容python3.x的这种写法 </text:p>
      <text:p text:style-name="P8"/>
      <text:p text:style-name="P10">判断字符串是否全为数字</text:p>
      <text:p text:style-name="P9">#!/usr/bin/python<text:line-break/># -*- coding: utf-8 -*-<text:line-break/>a = "1"<text:line-break/>b = "1.2"<text:line-break/>c = "a"<text:line-break/>#通过抛出异常<text:line-break/>def is_num_by_except(num):<text:line-break/>    try:<text:line-break/>        int(num)<text:line-break/>        return True<text:line-break/>    except ValueError:<text:line-break/>#        print "%s ValueError" % num<text:line-break/>        return False<text:line-break/>print "通过抛出异常"<text:line-break/>print "a", is_num_by_except(a)    <text:line-break/>print "b", is_num_by_except(b)<text:line-break/>print "c", is_num_by_except(c)<text:line-break/>print "通过isdigit()"<text:line-break/>print "a", a.isdigit()<text:line-break/>print "b", b.isdigit()<text:line-break/>print "c", c.isdigit()<text:line-break/>print "通过正则表达式"<text:line-break/>import re<text:line-break/>print "a", re.match(r"d+$", a) and True or False<text:line-break/>print "b", re.match(r"d+$", b) and True or False<text:line-break/>print "c", re.match(r"d+$", c) and True or False</text:p>
      <text:p text:style-name="P9"/>
      <text:p text:style-name="P9">http://www.jb51.net/article/57594.htm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25:56.590755358</meta:creation-date>
    <dc:date>2015-12-21T09:10:54.445891375</dc:date>
    <meta:editing-duration>PT2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94" meta:character-count="888" meta:non-whitespace-character-count="755"/>
  </office:meta>
</office:document-meta>
</file>